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000000"/>
    </style:style>
    <style:style style:name="T2" style:family="text">
      <style:text-properties fo:font-size="12.00pt" fo:font-weight="normal" fo:font-family="Calibri" style:font-family-asian="Calibri" style:font-family-complex="Calibri" fo:background-color="transparent" fo:color="#000000"/>
    </style:style>
    <style:style style:name="T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000000"/>
    </style:style>
    <style:style style:name="T4" style:family="text">
      <style:text-properties fo:font-size="12.00pt" fo:font-weight="normal" fo:font-family="Calibri" style:font-family-asian="Calibri" style:font-family-complex="Calibri" fo:background-color="transparent" fo:color="#000000"/>
    </style:style>
    <style:style style:name="T5" style:family="text">
      <style:text-properties fo:font-size="12.00pt" fo:font-weight="bold" fo:font-family="Calibri" style:font-family-asian="Calibri" style:font-family-complex="Calibri" fo:background-color="transparent" fo:color="#000000"/>
    </style:style>
    <style:style style:name="T6" style:family="text">
      <style:text-properties fo:font-size="12.00pt" fo:font-weight="normal" fo:font-family="Calibri" style:font-family-asian="Calibri" style:font-family-complex="Calibri" fo:background-color="transparent" fo:color="#000000"/>
    </style:style>
    <style:style style:name="T7" style:family="text">
      <style:text-properties fo:font-size="12.00pt" fo:font-weight="bold" fo:font-family="Calibri" style:font-family-asian="Calibri" style:font-family-complex="Calibri" fo:background-color="transparent" fo:color="#000000" fo:font-style="italic"/>
    </style:style>
    <style:style style:name="T8" style:family="text">
      <style:text-properties fo:font-size="12.00pt" fo:font-weight="normal" fo:font-family="Calibri" style:font-family-asian="Calibri" style:font-family-complex="Calibri" fo:background-color="transparent" fo:color="#000000"/>
    </style:style>
    <style:style style:name="T9" style:family="text">
      <style:text-properties fo:font-size="12.00pt" fo:font-weight="bold" fo:font-family="Calibri" style:font-family-asian="Calibri" style:font-family-complex="Calibri" fo:background-color="transparent" fo:color="#000000" fo:font-style="italic"/>
    </style:style>
    <style:style style:name="T10" style:family="text">
      <style:text-properties fo:font-size="12.00pt" fo:font-weight="normal" fo:font-family="Calibri" style:font-family-asian="Calibri" style:font-family-complex="Calibri" fo:background-color="transparent" fo:color="#000000"/>
    </style:style>
    <style:style style:name="T11" style:family="text">
      <style:text-properties fo:font-size="12.00pt" fo:font-weight="bold" fo:font-family="Calibri" style:font-family-asian="Calibri" style:font-family-complex="Calibri" fo:background-color="transparent" fo:color="#000000" fo:font-style="italic"/>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2.00pt" fo:font-weight="bold" fo:font-family="Calibri" style:font-family-asian="Calibri" style:font-family-complex="Calibri" fo:background-color="transparent" fo:color="#000000"/>
    </style:style>
    <style:style style:name="T14" style:family="text">
      <style:text-properties fo:font-size="12.00pt" fo:font-weight="normal" fo:font-family="Calibri" style:font-family-asian="Calibri" style:font-family-complex="Calibri" fo:background-color="transparent" fo:color="#000000"/>
    </style:style>
    <style:style style:name="T15" style:family="text">
      <style:text-properties fo:font-size="12.00pt" fo:font-weight="bold" fo:font-family="Calibri" style:font-family-asian="Calibri" style:font-family-complex="Calibri" fo:background-color="transparent" fo:color="#000000" fo:font-style="italic"/>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2.00pt" fo:font-weight="bold" fo:font-family="Calibri" style:font-family-asian="Calibri" style:font-family-complex="Calibri" fo:background-color="transparent" fo:color="#000000" fo:font-style="italic"/>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2.00pt" fo:font-weight="bold" fo:font-family="Calibri" style:font-family-asian="Calibri" style:font-family-complex="Calibri" fo:background-color="transparent" fo:color="#000000" fo:font-style="italic"/>
    </style:style>
    <style:style style:name="T20" style:family="text">
      <style:text-properties fo:font-size="12.00pt" fo:font-weight="normal" fo:font-family="Calibri" style:font-family-asian="Calibri" style:font-family-complex="Calibri" fo:background-color="transparent" fo:color="#000000"/>
    </style:style>
    <style:style style:name="T21" style:family="text">
      <style:text-properties fo:font-size="12.00pt" fo:font-weight="bold" fo:font-family="Calibri" style:font-family-asian="Calibri" style:font-family-complex="Calibri" fo:background-color="transparent" fo:color="#000000" fo:font-style="italic"/>
    </style:style>
    <style:style style:name="T22" style:family="text">
      <style:text-properties fo:font-size="12.00pt" fo:font-weight="normal" fo:font-family="Calibri" style:font-family-asian="Calibri" style:font-family-complex="Calibri" fo:background-color="transparent" fo:color="#000000"/>
    </style:style>
    <style:style style:name="T23" style:family="text">
      <style:text-properties fo:font-size="12.00pt" fo:font-weight="bold" fo:font-family="Calibri" style:font-family-asian="Calibri" style:font-family-complex="Calibri" fo:background-color="transparent" fo:color="#000000"/>
    </style:style>
    <style:style style:name="T24" style:family="text">
      <style:text-properties fo:font-size="12.00pt" fo:font-weight="normal" fo:font-family="Calibri" style:font-family-asian="Calibri" style:font-family-complex="Calibri" fo:background-color="transparent" fo:color="#000000"/>
    </style:style>
    <style:style style:name="T25" style:family="text">
      <style:text-properties fo:font-size="12.00pt" fo:font-weight="bold" fo:font-family="Calibri" style:font-family-asian="Calibri" style:font-family-complex="Calibri" fo:background-color="transparent" fo:color="#000000" fo:font-style="italic"/>
    </style:style>
    <style:style style:name="T26" style:family="text">
      <style:text-properties fo:font-size="12.00pt" fo:font-weight="normal" fo:font-family="Calibri" style:font-family-asian="Calibri" style:font-family-complex="Calibri" fo:background-color="transparent" fo:color="#000000"/>
    </style:style>
    <style:style style:name="T27" style:family="text">
      <style:text-properties fo:font-size="12.00pt" fo:font-weight="bold" fo:font-family="Calibri" style:font-family-asian="Calibri" style:font-family-complex="Calibri" fo:background-color="transparent" fo:color="#000000" fo:font-style="italic"/>
    </style:style>
    <style:style style:name="T28" style:family="text">
      <style:text-properties fo:font-size="12.00pt" fo:font-weight="normal" fo:font-family="Calibri" style:font-family-asian="Calibri" style:font-family-complex="Calibri" fo:background-color="transparent" fo:color="#000000"/>
    </style:style>
    <style:style style:name="T29" style:family="text">
      <style:text-properties fo:font-size="12.00pt" fo:font-weight="bold" fo:font-family="Calibri" style:font-family-asian="Calibri" style:font-family-complex="Calibri" fo:background-color="transparent" fo:color="#000000" fo:font-style="italic"/>
    </style:style>
    <style:style style:name="T30" style:family="text">
      <style:text-properties fo:font-size="12.00pt" fo:font-weight="normal" fo:font-family="Calibri" style:font-family-asian="Calibri" style:font-family-complex="Calibri" fo:background-color="transparent" fo:color="#000000"/>
    </style:style>
    <style:style style:name="T31" style:family="text">
      <style:text-properties fo:font-size="12.00pt" fo:font-weight="bold" fo:font-family="Calibri" style:font-family-asian="Calibri" style:font-family-complex="Calibri" fo:background-color="transparent" fo:color="#000000" fo:font-style="italic"/>
    </style:style>
    <style:style style:name="T32" style:family="text">
      <style:text-properties fo:font-size="12.00pt" fo:font-weight="normal" fo:font-family="Calibri" style:font-family-asian="Calibri" style:font-family-complex="Calibri" fo:background-color="transparent" fo:color="#000000"/>
    </style:style>
    <style:style style:name="T3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000000"/>
    </style:style>
    <style:style style:name="T34" style:family="text">
      <style:text-properties fo:font-size="12.00pt" fo:font-weight="bold" fo:font-family="Calibri" style:font-family-asian="Calibri" style:font-family-complex="Calibri" fo:background-color="transparent" fo:color="#000000"/>
    </style:style>
    <style:style style:name="T35" style:family="text">
      <style:text-properties fo:font-size="12.00pt" fo:font-weight="normal" fo:font-family="Calibri" style:font-family-asian="Calibri" style:font-family-complex="Calibri" fo:background-color="transparent" fo:color="#000000"/>
    </style:style>
    <style:style style:name="T36" style:family="text">
      <style:text-properties fo:font-size="12.00pt" fo:font-weight="bold" fo:font-family="Calibri" style:font-family-asian="Calibri" style:font-family-complex="Calibri" fo:background-color="transparent" fo:color="#000000"/>
    </style:style>
    <style:style style:name="T37" style:family="text">
      <style:text-properties fo:font-size="12.00pt" fo:font-weight="normal" fo:font-family="Calibri" style:font-family-asian="Calibri" style:font-family-complex="Calibri" fo:background-color="transparent" fo:color="#000000"/>
    </style:style>
    <style:style style:name="T38" style:family="text">
      <style:text-properties fo:font-size="12.00pt" fo:font-weight="bold" fo:font-family="Calibri" style:font-family-asian="Calibri" style:font-family-complex="Calibri" fo:background-color="transparent" fo:color="#000000"/>
    </style:style>
    <style:style style:name="T39" style:family="text">
      <style:text-properties fo:font-size="12.00pt" fo:font-weight="normal" fo:font-family="Calibri" style:font-family-asian="Calibri" style:font-family-complex="Calibri" fo:background-color="transparent" fo:color="#000000"/>
    </style:style>
    <style:style style:name="T40" style:family="text">
      <style:text-properties fo:font-size="12.00pt" fo:font-weight="bold" fo:font-family="Calibri" style:font-family-asian="Calibri" style:font-family-complex="Calibri" fo:background-color="transparent" fo:color="#000000"/>
    </style:style>
    <style:style style:name="T41" style:family="text">
      <style:text-properties fo:font-size="12.00pt" fo:font-weight="normal" fo:font-family="Calibri" style:font-family-asian="Calibri" style:font-family-complex="Calibri" fo:background-color="transparent" fo:color="#000000"/>
    </style:style>
    <style:style style:name="T42" style:family="text">
      <style:text-properties fo:font-size="12.00pt" fo:font-weight="bold" fo:font-family="Calibri" style:font-family-asian="Calibri" style:font-family-complex="Calibri" fo:background-color="transparent" fo:color="#000000"/>
    </style:style>
    <style:style style:name="T43" style:family="text">
      <style:text-properties fo:font-size="12.00pt" fo:font-weight="normal" fo:font-family="Calibri" style:font-family-asian="Calibri" style:font-family-complex="Calibri" fo:background-color="transparent" fo:color="#000000"/>
    </style:style>
    <style:style style:name="T44" style:family="text">
      <style:text-properties fo:font-size="12.00pt" fo:font-weight="bold" fo:font-family="Calibri" style:font-family-asian="Calibri" style:font-family-complex="Calibri" fo:background-color="transparent" fo:color="#000000"/>
    </style:style>
    <style:style style:name="T45" style:family="text">
      <style:text-properties fo:font-size="12.00pt" fo:font-weight="normal" fo:font-family="Calibri" style:font-family-asian="Calibri" style:font-family-complex="Calibri" fo:background-color="transparent" fo:color="#000000"/>
    </style:style>
    <style:style style:name="T46" style:family="text">
      <style:text-properties fo:font-size="12.00pt" fo:font-weight="bold" fo:font-family="Calibri" style:font-family-asian="Calibri" style:font-family-complex="Calibri" fo:background-color="transparent" fo:color="#000000"/>
    </style:style>
    <style:style style:name="T47" style:family="text">
      <style:text-properties fo:font-size="12.00pt" fo:font-weight="normal" fo:font-family="Calibri" style:font-family-asian="Calibri" style:font-family-complex="Calibri" fo:background-color="transparent" fo:color="#000000"/>
    </style:style>
    <style:style style:name="T48" style:family="text">
      <style:text-properties fo:font-size="12.00pt" fo:font-weight="bold" fo:font-family="Calibri" style:font-family-asian="Calibri" style:font-family-complex="Calibri" fo:background-color="transparent" fo:color="#000000"/>
    </style:style>
    <style:style style:name="T49" style:family="text">
      <style:text-properties fo:font-size="12.00pt" fo:font-weight="normal" fo:font-family="Calibri" style:font-family-asian="Calibri" style:font-family-complex="Calibri" fo:background-color="transparent" fo:color="#000000"/>
    </style:style>
    <style:style style:name="T50" style:family="text">
      <style:text-properties fo:font-size="12.00pt" fo:font-weight="bold" fo:font-family="Calibri" style:font-family-asian="Calibri" style:font-family-complex="Calibri" fo:background-color="transparent" fo:color="#000000" fo:font-style="italic"/>
    </style:style>
    <style:style style:name="T51" style:family="text">
      <style:text-properties fo:font-size="12.00pt" fo:font-weight="normal" fo:font-family="Calibri" style:font-family-asian="Calibri" style:font-family-complex="Calibri" fo:background-color="transparent" fo:color="#000000"/>
    </style:style>
    <style:style style:name="T5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000000"/>
    </style:style>
    <style:style style:name="T53" style:family="text">
      <style:text-properties fo:font-size="12.00pt" fo:font-weight="normal" fo:font-family="Calibri" style:font-family-asian="Calibri" style:font-family-complex="Calibri" fo:background-color="transparent" fo:color="#000000"/>
    </style:style>
    <style:style style:name="T54" style:family="text">
      <style:text-properties fo:font-size="12.00pt" fo:font-weight="bold" fo:font-family="Calibri" style:font-family-asian="Calibri" style:font-family-complex="Calibri" fo:background-color="transparent" fo:color="#000000"/>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fo:font-style="italic"/>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bold"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bold" fo:font-family="Calibri" style:font-family-asian="Calibri" style:font-family-complex="Calibri" fo:background-color="transparent" fo:color="#000000"/>
    </style:style>
    <style:style style:name="T61" style:family="text">
      <style:text-properties fo:font-size="12.00pt" fo:font-weight="normal" fo:font-family="Calibri" style:font-family-asian="Calibri" style:font-family-complex="Calibri" fo:background-color="transparent" fo:color="#000000"/>
    </style:style>
    <style:style style:name="T6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fo:font-style="italic"/>
    </style:style>
    <style:style style:name="T63" style:family="text">
      <style:text-properties fo:font-size="12.00pt" fo:font-weight="normal" fo:font-family="Calibri" style:font-family-asian="Calibri" style:font-family-complex="Calibri" fo:background-color="transparent" fo:color="#000000"/>
    </style:style>
    <style:style style:name="T64" style:family="text">
      <style:text-properties fo:font-size="12.00pt" fo:font-weight="bold" fo:font-family="Calibri" style:font-family-asian="Calibri" style:font-family-complex="Calibri"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bold" fo:font-family="Calibri" style:font-family-asian="Calibri" style:font-family-complex="Calibri" fo:background-color="transparent" fo:color="#000000" fo:font-style="italic"/>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bold" fo:font-family="Calibri" style:font-family-asian="Calibri" style:font-family-complex="Calibri" fo:background-color="transparent" fo:color="#000000" fo:font-style="italic"/>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71" style:family="text">
      <style:text-properties fo:font-size="12.00pt" fo:font-weight="normal" fo:font-family="Calibri" style:font-family-asian="Calibri" style:font-family-complex="Calibri" fo:background-color="transparent" fo:color="#000000"/>
    </style:style>
    <style:style style:name="T7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73" style:family="text">
      <style:text-properties fo:font-size="12.00pt" fo:font-weight="normal" fo:font-family="Calibri" style:font-family-asian="Calibri" style:font-family-complex="Calibri" fo:background-color="transparent" fo:color="#000000"/>
    </style:style>
    <style:style style:name="T74" style:family="text">
      <style:text-properties fo:font-size="12.00pt" fo:font-weight="bold" fo:font-family="Calibri" style:font-family-asian="Calibri" style:font-family-complex="Calibri" fo:background-color="transparent" fo:color="#000000" fo:font-style="italic"/>
    </style:style>
    <style:style style:name="T75" style:family="text">
      <style:text-properties fo:font-size="12.00pt" fo:font-weight="normal" fo:font-family="Calibri" style:font-family-asian="Calibri" style:font-family-complex="Calibri" fo:background-color="transparent" fo:color="#000000"/>
    </style:style>
    <style:style style:name="T76" style:family="text">
      <style:text-properties fo:font-size="12.00pt" fo:font-weight="bold" fo:font-family="Calibri" style:font-family-asian="Calibri" style:font-family-complex="Calibri" fo:background-color="transparent" fo:color="#000000"/>
    </style:style>
    <style:style style:name="T77" style:family="text">
      <style:text-properties fo:font-size="12.00pt" fo:font-weight="normal" fo:font-family="Calibri" style:font-family-asian="Calibri" style:font-family-complex="Calibri" fo:background-color="transparent" fo:color="#000000"/>
    </style:style>
    <style:style style:name="T78" style:family="text">
      <style:text-properties fo:font-size="12.00pt" fo:font-weight="bold" fo:font-family="Calibri" style:font-family-asian="Calibri" style:font-family-complex="Calibri" fo:background-color="transparent" fo:color="#000000"/>
    </style:style>
    <style:style style:name="T79" style:family="text">
      <style:text-properties fo:font-size="12.00pt" fo:font-weight="normal" fo:font-family="Calibri" style:font-family-asian="Calibri" style:font-family-complex="Calibri" fo:background-color="transparent" fo:color="#000000"/>
    </style:style>
    <style:style style:name="T80" style:family="text">
      <style:text-properties fo:font-size="12.00pt" fo:font-weight="bold" fo:font-family="Calibri" style:font-family-asian="Calibri" style:font-family-complex="Calibri" fo:background-color="transparent" fo:color="#000000" fo:font-style="italic"/>
    </style:style>
    <style:style style:name="T81" style:family="text">
      <style:text-properties fo:font-size="12.00pt" fo:font-weight="normal" fo:font-family="Calibri" style:font-family-asian="Calibri" style:font-family-complex="Calibri" fo:background-color="transparent" fo:color="#000000" fo:font-style="italic"/>
    </style:style>
    <style:style style:name="T82" style:family="text">
      <style:text-properties fo:font-size="12.00pt" fo:font-weight="bold" fo:font-family="Calibri" style:font-family-asian="Calibri" style:font-family-complex="Calibri" fo:background-color="transparent" fo:color="#000000" fo:font-style="italic"/>
    </style:style>
    <style:style style:name="T83" style:family="text">
      <style:text-properties fo:font-size="12.00pt" fo:font-weight="normal" fo:font-family="Calibri" style:font-family-asian="Calibri" style:font-family-complex="Calibri" fo:background-color="transparent" fo:color="#000000"/>
    </style:style>
    <style:style style:name="T84" style:family="text">
      <style:text-properties fo:font-size="12.00pt" fo:font-weight="bold" fo:font-family="Calibri" style:font-family-asian="Calibri" style:font-family-complex="Calibri" fo:background-color="transparent" fo:color="#000000" fo:font-style="italic"/>
    </style:style>
    <style:style style:name="T85" style:family="text">
      <style:text-properties fo:font-size="12.00pt" fo:font-weight="normal" fo:font-family="Calibri" style:font-family-asian="Calibri" style:font-family-complex="Calibri" fo:background-color="transparent" fo:color="#000000"/>
    </style:style>
    <style:style style:name="T86" style:family="text">
      <style:text-properties fo:font-size="12.00pt" fo:font-weight="normal"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fo:color="#000000"/>
    </style:style>
    <style:style style:name="T88" style:family="text">
      <style:text-properties fo:font-size="12.00pt" fo:font-weight="bold" fo:font-family="Calibri" style:font-family-asian="Calibri" style:font-family-complex="Calibri" fo:background-color="transparent" fo:color="#000000" fo:font-style="italic"/>
    </style:style>
    <style:style style:name="T89" style:family="text">
      <style:text-properties fo:font-size="12.00pt" fo:font-weight="normal" fo:font-family="Calibri" style:font-family-asian="Calibri" style:font-family-complex="Calibri" fo:background-color="transparent" fo:color="#000000"/>
    </style:style>
    <style:style style:name="T90" style:family="text">
      <style:text-properties fo:font-size="12.00pt" fo:font-weight="bold" fo:font-family="Calibri" style:font-family-asian="Calibri" style:font-family-complex="Calibri" fo:background-color="transparent" fo:color="#000000" fo:font-style="italic"/>
    </style:style>
    <style:style style:name="T91" style:family="text">
      <style:text-properties fo:font-size="12.00pt" fo:font-weight="normal" fo:font-family="Calibri" style:font-family-asian="Calibri" style:font-family-complex="Calibri" fo:background-color="transparent" fo:color="#000000"/>
    </style:style>
    <style:style style:name="T9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fo:font-style="italic"/>
    </style:style>
    <style:style style:name="T93" style:family="text">
      <style:text-properties fo:font-size="12.00pt" fo:font-weight="normal" fo:font-family="Calibri" style:font-family-asian="Calibri" style:font-family-complex="Calibri" fo:background-color="transparent" fo:color="#000000"/>
    </style:style>
    <style:style style:name="T94" style:family="text">
      <style:text-properties fo:font-size="12.00pt" fo:font-weight="bold" fo:font-family="Calibri" style:font-family-asian="Calibri" style:font-family-complex="Calibri" fo:background-color="transparent" fo:color="#000000"/>
    </style:style>
    <style:style style:name="T95" style:family="text">
      <style:text-properties fo:font-size="12.00pt" fo:font-weight="normal" fo:font-family="Calibri" style:font-family-asian="Calibri" style:font-family-complex="Calibri" fo:background-color="transparent" fo:color="#000000"/>
    </style:style>
    <style:style style:name="T96"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000000"/>
    </style:style>
    <style:style style:name="T97" style:family="text">
      <style:text-properties fo:font-size="12.00pt" fo:font-weight="normal" fo:font-family="Calibri" style:font-family-asian="Calibri" style:font-family-complex="Calibri" fo:background-color="transparent" fo:color="#000000"/>
    </style:style>
    <style:style style:name="T98" style:family="text">
      <style:text-properties fo:font-size="12.00pt" fo:font-weight="normal" fo:font-family="Calibri" style:font-family-asian="Calibri" style:font-family-complex="Calibri" fo:background-color="transparent" fo:color="#000000"/>
    </style:style>
    <style:style style:name="P1" style:family="paragraph">
      <style:paragraph-properties fo:line-height="115.00%" fo:text-align="justify" fo:margin-right="-43.70pt" fo:margin-bottom="10.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15.00%" fo:text-align="justify" fo:margin-left="-18.00pt" fo:text-indent="18.00pt" fo:margin-right="-43.70pt" fo:margin-bottom="10.00pt"/>
    </style:style>
    <style:style style:name="P3" style:family="paragraph">
      <style:paragraph-properties fo:line-height="115.00%" fo:text-align="justify" fo:margin-right="-43.70pt" fo:margin-bottom="10.00p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15.00%" fo:text-align="justify" fo:margin-left="-18.00pt" fo:text-indent="18.00pt" fo:margin-right="-43.70pt" fo:margin-bottom="10.00pt"/>
    </style:style>
    <style:style style:name="P5" style:family="paragraph">
      <style:paragraph-properties fo:line-height="115.00%" fo:text-align="justify" fo:margin-right="-43.70pt" fo:margin-bottom="10.00p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15.00%" fo:text-align="justify" fo:margin-left="-18.00pt" fo:text-indent="18.00pt" fo:margin-right="-43.70pt" fo:margin-bottom="10.00pt"/>
    </style:style>
    <style:style style:name="P7" style:family="paragraph">
      <style:paragraph-properties fo:line-height="115.00%" fo:text-align="justify" fo:margin-right="-43.70pt" fo:margin-bottom="10.00pt"/>
    </style:style>
  </office:automatic-styles>
  <office:body>
    <office:text>
      <text:p text:style-name="P1"><text:span text:style-name="T1">DESCRIPTION OF THE PROBLEM</text:span></text:p>
      <text:p text:style-name="P1"><text:span text:style-name="T2">The aim of this project was to simulate the game of chess and make a basic chess engine. The option of either a two-player game or a one-player game has been provided.</text:span></text:p>
      <text:p text:style-name="P1"><text:span text:style-name="T3">OVERALL IDEA OF THE DESIGN </text:span></text:p>
      <text:p text:style-name="P1"><text:span text:style-name="T4">For the implementation of the program, three racket files have been made:</text:span></text:p>
      <text:p text:style-name="P1"><text:span text:style-name="T5">1. building-images :</text:span><text:span text:style-name="T6"><text:s/>This file contains four things :</text:span></text:p>
      <text:p text:style-name="P1"><text:span text:style-name="T6">a) The list of all images we require to make the chessboard stored in a usable format.</text:span></text:p>
      <text:p text:style-name="P1"><text:span text:style-name="T6">b) The<text:s/></text:span><text:span text:style-name="T7">initial position<text:s/></text:span><text:span text:style-name="T8">of the chessboard. The chessboard is a vector of eight rows, and each row is itself a vector of eight squares on the chessboard. The vector starts so that the upper left square (a8 on the chessboard) is the first element of the first vector. Each square has a number as an element, which tells us what piece there is on it (each piece has a designated number, which is not related to its materialistic value).</text:span></text:p>
      <text:p text:style-name="P1"><text:span text:style-name="T8">c) A<text:s/></text:span><text:span text:style-name="T9">variable position</text:span><text:span text:style-name="T10">. We do not want to keep changing the initial position of the chessboard to look for legal moves (such as the king falling into a check, or some other illegal move), so the variable position is a vector-copy! of the initial position so that we can make frequent changes to it without disturbing the initial position.</text:span></text:p>
      <text:p text:style-name="P1"><text:span text:style-name="T10">d)The<text:s/></text:span><text:span text:style-name="T11">previous position</text:span><text:span text:style-name="T12"><text:s/>which is required to check whether enn-passant rules are satisfied or not.</text:span></text:p>
      <text:p text:style-name="P1"><text:span text:style-name="T13">2. rules :<text:s/></text:span><text:span text:style-name="T14">This file, as the name suggests, has the<text:s/></text:span><text:span text:style-name="T15">rules<text:s/></text:span><text:span text:style-name="T16">to the game, that is basically how each piece moves such that it does not capture its own piece or make an illegal move.<text:s/></text:span><text:span text:style-name="T17">check?<text:s/></text:span><text:span text:style-name="T18">Is a predicate that determines if a particular colour is under check by determining whether the king is in the list of possible-moves for any of the opponent's pieces.</text:span></text:p>
      <text:p text:style-name="P1"><text:span text:style-name="T18">The file also has the<text:s/></text:span><text:span text:style-name="T19">state of the kings<text:s/></text:span><text:span text:style-name="T20">(which keeps track of the position of the kings) and also a<text:s/></text:span><text:span text:style-name="T21">castle state</text:span><text:span text:style-name="T22"><text:s/>(which has four things to keep track of; one for each type of castling) because we need to keep track of any movement of the king or the rooks.</text:span></text:p>
      <text:p text:style-name="P1"><text:span text:style-name="T23">3. chessboard :<text:s/></text:span><text:span text:style-name="T24">This is our main racket file, and contains numerous functions:</text:span></text:p>
      <text:list text:style-name="L2">
        <text:list-item>
          <text:p text:style-name="P2"><text:span text:style-name="T25">frames, buttons and canvas<text:s/></text:span><text:span text:style-name="T26">for one-player games, two-player games, promotions, the<text:s text:c="2"/>initial screen and one when the game terminates.</text:span></text:p>
        </text:list-item>
        <text:list-item>
          <text:p text:style-name="P2"><text:span text:style-name="T27">whose-move :<text:s/></text:span><text:span text:style-name="T28">state variable to maintain whose move it is (0 for white and 1 for black).</text:span></text:p>
        </text:list-item>
        <text:list-item>
          <text:p text:style-name="P2"><text:span text:style-name="T29">score evaluator<text:s/></text:span><text:span text:style-name="T30">: this function evaluates the materialistic score + score based on the pawn position + space advantage + mobility.</text:span></text:p>
        </text:list-item>
        <text:list-item>
          <text:p text:style-name="P2"><text:span text:style-name="T31">highlight</text:span><text:span text:style-name="T32"><text:s/>: when a square is pressed, the piece on that square (if any) and the legal-moves for the piece on that square (if any) get highlighted. </text:span></text:p>
        </text:list-item>
        <text:list-item>
          <text:p text:style-name="P2"><text:span text:style-name="T33">minimax with alpha-beta pruning</text:span><text:span text:style-name="T34">:<text:s/></text:span><text:span text:style-name="T35">The key function for the chess engine. It takes seven arguments:</text:span></text:p>
        </text:list-item>
        <text:list-item>
          <text:p text:style-name="P2"><text:span text:style-name="T36">depth :<text:s/></text:span><text:span text:style-name="T37">This is the number of plies that the chess engine will think.</text:span></text:p>
        </text:list-item>
        <text:list-item>
          <text:p text:style-name="P2"><text:span text:style-name="T37">the</text:span><text:span text:style-name="T38"><text:s/>alpha (lower)<text:s/></text:span><text:span text:style-name="T39">cut-off.</text:span></text:p>
        </text:list-item>
        <text:list-item>
          <text:p text:style-name="P2"><text:span text:style-name="T39">the</text:span><text:span text:style-name="T40"><text:s/>beta (upper)<text:s/></text:span><text:span text:style-name="T41">cut-off.</text:span></text:p>
        </text:list-item>
        <text:list-item>
          <text:p text:style-name="P2"><text:span text:style-name="T42">maximising player<text:s/></text:span><text:span text:style-name="T43">: this function is a boolean which is true if it is white who is trying to find the best move, and is false otherwise.</text:span></text:p>
        </text:list-item>
        <text:list-item>
          <text:p text:style-name="P2"><text:span text:style-name="T44">current-board :<text:s/></text:span><text:span text:style-name="T45">keeps passing the current board as an argument.</text:span></text:p>
        </text:list-item>
        <text:list-item>
          <text:p text:style-name="P2"><text:span text:style-name="T46">next-board :<text:s/></text:span><text:span text:style-name="T47">this board keeps changing along the "tree" that the minimax travels, recording the immediately next move and is hence,<text:s text:c="2"/>eventually returned.</text:span></text:p>
        </text:list-item>
        <text:list-item>
          <text:p text:style-name="P2"><text:span text:style-name="T48">f :<text:s/></text:span><text:span text:style-name="T49">this function serves somewhat like a higher-order-function ; it either takes its<text:s text:c="8"/>moves from a list of all<text:s text:c="2"/>"get-out-of-check" moves (if it is a check in the current position or from a list of all moves (if it is not a check in the current position). This is done because if we check for checks at every move, the time taken increases tremendously.</text:span></text:p>
        </text:list-item>
      </text:list>
      <text:p text:style-name="P3"><text:span text:style-name="T50">WE HAVE ALSO SENT PICTURES FOR THE FLOWCHARTS OF FUNCTIONS USED IN THE ONE-PLAYER AND TWO-PLAYER FORMATS.</text:span><text:span text:style-name="T51"/></text:p>
      <text:p text:style-name="P3"><text:span text:style-name="T52">POINTS OF INTEREST</text:span></text:p>
      <text:list text:style-name="L4">
        <text:list-item>
          <text:p text:style-name="P4"><text:span text:style-name="T53">Numerous<text:s/></text:span><text:span text:style-name="T54">global and local state</text:span><text:span text:style-name="T55">-variables have been used. The usage of set! instead of any kind of a recursive call does not use up memory and is hence, better. Some state variables used are<text:s/></text:span><text:span text:style-name="T56">kings, castle-state, whose-move, current-position, previous-position,<text:s/></text:span><text:span text:style-name="T57">et cetera.</text:span></text:p>
        </text:list-item>
        <text:list-item>
          <text:p text:style-name="P4"><text:span text:style-name="T58">Usage of macros</text:span><text:span text:style-name="T59"><text:s/>: Various macros (old as well as new) have been used for convenience. Some of these are :</text:span></text:p>
        </text:list-item>
        <text:list-item>
          <text:p text:style-name="P4"><text:span text:style-name="T59">myfor (a for loop)</text:span></text:p>
        </text:list-item>
        <text:list-item>
          <text:p text:style-name="P4"><text:span text:style-name="T59">while (a while loop)</text:span></text:p>
        </text:list-item>
        <text:list-item>
          <text:p text:style-name="P4"><text:span text:style-name="T59">all<text:s text:c="2"/>(the syntax looks exactly like that of a cond, but all does not stop at the first #t, but evaluates all<text:s text:c="2"/>"true-brackets")</text:span></text:p>
        </text:list-item>
        <text:list-item>
          <text:p text:style-name="P4"><text:span text:style-name="T59">list-comprehension</text:span></text:p>
        </text:list-item>
      </text:list>
      <text:p text:style-name="P5"><text:span text:style-name="T59">3.</text:span><text:span text:style-name="T60"><text:s/>Higher Order Functions</text:span><text:span text:style-name="T61">: Higher order functions have been used extensively to prevent repetitive coding. Some of the places we have used them are in:</text:span></text:p>
      <text:p text:style-name="P5"><text:span text:style-name="T61">a) the definitions of<text:s/></text:span><text:span text:style-name="T62">rules</text:span><text:span text:style-name="T63"><text:s/>for bishops, rooks, the king as well as the queen. Here higher order functions have been used extensively by identifying patterns for the movement of each piece and then varying the direction of motion (for knights and the king) or the distance of motion (for bishops, rooks and the queen).</text:span></text:p>
      <text:p text:style-name="P5"><text:span text:style-name="T63">b) in defining the rules for en-passant</text:span></text:p>
      <text:p text:style-name="P5"><text:span text:style-name="T63">c)for definitions of one and two-player boards</text:span></text:p>
      <text:p text:style-name="P5"><text:span text:style-name="T63">d)in the minimax function.</text:span></text:p>
      <text:p text:style-name="P5"><text:span text:style-name="T63"><text:s text:c="6"/>4.<text:s/></text:span><text:span text:style-name="T64">Clever-coding :<text:s/></text:span><text:span text:style-name="T65">Various functions have been designed to make the program shorter :</text:span></text:p>
      <text:list text:style-name="L6">
        <text:list-item>
          <text:p text:style-name="P6"><text:span text:style-name="T66">run-list</text:span><text:span text:style-name="T67"><text:s/>: it takes two arguments : a list l and a function f. This is analogous to maps but instead of returning a list, it applies a void function on each member of the list.</text:span></text:p>
        </text:list-item>
        <text:list-item>
          <text:p text:style-name="P6"><text:span text:style-name="T68">get-piece :</text:span><text:span text:style-name="T69"><text:s/>This takes a chessboard alongwith i and j, and get-piece tells us the piece at (i,j) position of the board. However, if<text:s/></text:span><text:span text:style-name="T70">i and j go out of the range of the chessboard,</text:span><text:span text:style-name="T71"><text:s/>this function does<text:s/></text:span><text:span text:style-name="T72">not</text:span><text:span text:style-name="T73"><text:s/>return an error as it would have been if (vector-ref (vector-ref board i) j) were used. This is much better than putting qualifiers on i and j again and again.</text:span></text:p>
        </text:list-item>
        <text:list-item>
          <text:p text:style-name="P6"><text:span text:style-name="T74">mutable pair :<text:s/></text:span><text:span text:style-name="T75">We have three different racket files, and the provided data-members are immutable. Therefore certain variables such as<text:s/></text:span><text:span text:style-name="T76">kings<text:s/></text:span><text:span text:style-name="T77">and<text:s/></text:span><text:span text:style-name="T78">castle-state<text:s/></text:span><text:span text:style-name="T79">can be changed across if they are made to be mutable lists or mutable pairs.</text:span></text:p>
        </text:list-item>
        <text:list-item>
          <text:p text:style-name="P6"><text:span text:style-name="T80">Vector-foldr</text:span><text:span text:style-name="T81"><text:s/></text:span><text:span text:style-name="T82">:</text:span><text:span text:style-name="T83"><text:s/>We used vectors to represent the board so that the position is mutable and hence, needed a foldr for vectors.</text:span></text:p>
        </text:list-item>
        <text:list-item>
          <text:p text:style-name="P6"><text:span text:style-name="T84">Heuristics :<text:s/></text:span><text:span text:style-name="T85"><text:s/>This is essential for the chess-engine. The heuristics have been designed in a balanced manner:</text:span><text:span text:style-name="T86">The queen and rooks, being the major pieces, have lesser mobility-value in the initial position than pawns and the minor pieces(knight and bishop). As the position proceeds to the middle-game and end-game, they gain value based on the number of squares they control.</text:span><text:span text:style-name="T87">The pawns have different values depending on the pawn structure, taking into consderation connected, passed as well as double pawns.</text:span></text:p>
        </text:list-item>
        <text:list-item>
          <text:p text:style-name="P6"><text:span text:style-name="T88">Efficiency :<text:s/></text:span><text:span text:style-name="T89">The score function is being called extensively (hundreds of thousands in an average game) and hence we made it exceedingly robust. Since, calling the check or checkmate functions so many times reduces the efficiency greatly, we assigned a very high value to the king so that the engine is tempted to capture the opponent's king and save its own.</text:span></text:p>
        </text:list-item>
        <text:list-item>
          <text:p text:style-name="P6"><text:span text:style-name="T90"><text:s/>Alpha-Beta Pruning :</text:span><text:span text:style-name="T91"><text:s/>We implemented this standard method to cut down on the number of leaves in the minimax tree for which the score must be evaluated. However we arranged the list of possible moves in such a way that alpha and beta cut-offs occur as early as possible, causing extensive pruning. On an average, for each ply, the number of moves the machine evaluates reduces to half. This means that in an average game where the depth is 4 or 5 plies, pruning<text:s/></text:span><text:span text:style-name="T92">increases efficiency around 20 times</text:span><text:span text:style-name="T93">.</text:span></text:p>
        </text:list-item>
      </text:list>
      <text:p text:style-name="P7"><text:span text:style-name="T93">5.<text:s/></text:span><text:span text:style-name="T94">Packages :<text:s/></text:span><text:span text:style-name="T95">We used the graphics and drawing package to display the chessboard.</text:span></text:p>
      <text:p text:style-name="P7"><text:span text:style-name="T96">LIMITATIONS AND BUGS :</text:span></text:p>
      <text:p text:style-name="P7"><text:span text:style-name="T97">Like all chess engines, since the end-game of chess is intuitive and requires thinking tens of moves in the future, the computer does not play very well.</text:span></text:p>
      <text:p text:style-name="P7"><text:span text:style-name="T97"><text:s/>Also, we have not maintained an “opening book” which is an exhaustive list of all standard openings which enables the computer to quickly play well through the early stages.</text:span></text:p>
      <text:p text:style-name="P7"><text:span text:style-name="T97">In one-player the player is always white and the computer black.</text:span></text:p>
      <text:p text:style-name="P7"><text:span text:style-name="T98">Lastly, there are methods better than alpha beta pruning that allow us to increase the depth further but we could not implement them due to the complexity of the algorithm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